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3.33625cm"/>
    </style:style>
    <style:style style:name="co4" style:family="table-column">
      <style:table-column-properties fo:break-before="auto" style:column-width="19.658541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3">
          <table:table-cell office:value-type="date" office:date-value="2020-11-05T00:00:00" table:style-name="ce4">
            <text:p>05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  <text:p>Viene visualizzato correttamente il grafico a torta in base ai report aggiunti, ho anche sistemato un bug nel salvataggio del giorno quando si modificava un report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  <text:p>PHM25</text:p>
          </table:table-cell>
          <table:table-cell table:number-columns-repeated="16379"/>
        </table:table-row>
        <table:table-row table:style-name="ro3">
          <table:table-cell office:value-type="date" office:date-value="2020-11-06T00:00:00" table:style-name="ce4">
            <text:p>06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Ho testato il MaterialCalendarView e ho provato a integrarlo nel progratto</text:p>
            <text:p>Il calendario viene visualizzato correttamente<text:s/></text:p>
            <text:p>Le icone degli eventi vengono visualizzati correttamente</text:p>
          </table:table-cell>
          <table:table-cell office:value-type="string" table:style-name="ce11">
            <text:p>Errore di visualizzazione del calendario</text:p>
            <text:p>Bisogna aggiungere gli eventi</text:p>
          </table:table-cell>
          <table:table-cell office:value-type="string" table:style-name="ce11">
            <text:p>PHM26</text:p>
            <text:p>MaterialCalendarViewTest</text:p>
            <text:p>PHM27</text:p>
          </table:table-cell>
          <table:table-cell table:number-columns-repeated="16379"/>
        </table:table-row>
        <table:table-row table:style-name="ro1">
          <table:table-cell office:value-type="date" office:date-value="2020-11-07T00:00:00" table:style-name="ce4">
            <text:p>07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o creato le strutture per poter visualizzare i grafici dei singoli valori in base al periodo da visualizzare</text:p>
          </table:table-cell>
          <table:table-cell office:value-type="string" table:style-name="ce1">
            <text:p>Ci sono degli errori nella creazione della lista di tipo List&lt;AVG&gt; che ritorna le medie dei valori nel periodo indicato</text:p>
          </table:table-cell>
          <table:table-cell office:value-type="string" table:style-name="ce11">
            <text:p>PHM28</text:p>
            <text:p>PHM29</text:p>
          </table:table-cell>
          <table:table-cell table:number-columns-repeated="16379"/>
        </table:table-row>
        <table:table-row table:style-name="ro4">
          <table:table-cell office:value-type="date" office:date-value="2020-11-08T00:00:00" table:style-name="ce4">
            <text:p>08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a la schermata delle statistiche viene visualizzata con i grafici corretti</text:p>
          </table:table-cell>
          <table:table-cell table:style-name="ce1"/>
          <table:table-cell office:value-type="string" table:style-name="ce1">
            <text:p>PHM29</text:p>
          </table:table-cell>
          <table:table-cell table:number-columns-repeated="16379"/>
        </table:table-row>
        <table:table-row table:style-name="ro2">
          <table:table-cell office:value-type="date" office:date-value="2020-11-09T00:00:00" table:style-name="ce4">
            <text:p>09/11/202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Ho creato un generatore di report random per testare meglio la app</text:p>
            <text:p>Ho iniziato a sviluppare le impostazioni</text:p>
          </table:table-cell>
          <table:table-cell office:value-type="string" table:style-name="ce1">
            <text:p>Le date non sono molto troppo randomiche</text:p>
          </table:table-cell>
          <table:table-cell office:value-type="string" table:style-name="ce11">
            <text:p>PHM30</text:p>
            <text:p>PHM31</text:p>
            <text:p>PHM32</text:p>
          </table:table-cell>
          <table:table-cell table:number-columns-repeated="16379"/>
        </table:table-row>
        <table:table-row table:number-rows-repeated="1048545" table:style-name="ro4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09T19:58:04Z</dc:date>
  </office:meta>
</office:document-meta>
</file>